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 I ( lab7_1.cpp ):</text:p>
      <text:p text:style-name="Standard"/>
      <text:p text:style-name="Standard">/*-------------------------------------------------------------------</text:p>
      <text:p text:style-name="Standard"><text:s text:c="2"/>Program: 1_Looper.cpp</text:p>
      <text:p text:style-name="Standard"><text:s text:c="2"/>Course: CSC150</text:p>
      <text:p text:style-name="Standard"><text:s text:c="2"/>Date: 10/19/10</text:p>
      <text:p text:style-name="Standard"><text:s text:c="2"/>Description:</text:p>
      <text:p text:style-name="Standard"><text:s text:c="4"/>Bad loop control. <text:s/>The loop should end when the counter</text:p>
      <text:p text:style-name="Standard"><text:s text:c="4"/>reaches 20. <text:s/>You will find that the program just keeps </text:p>
      <text:p text:style-name="Standard"><text:s text:c="4"/>on going and going and going......</text:p>
      <text:p text:style-name="Standard"/>
      <text:p text:style-name="Standard"><text:s text:c="4"/>DEBUGGING TECHNIQUE</text:p>
      <text:p text:style-name="Standard"><text:s text:c="4"/>A technique used for debugging is to place cout statements</text:p>
      <text:p text:style-name="Standard"><text:s text:c="4"/>after a variable is modified. Since this program just keeps on</text:p>
      <text:p text:style-name="Standard"><text:s text:c="4"/>going, cout statements won't be very useful. <text:s/>(Use ctrl-c to</text:p>
      <text:p text:style-name="Standard"><text:s text:c="4"/>stop it!) Step thru the program using the Debug options 'Run to</text:p>
      <text:p text:style-name="Standard"><text:s text:c="4"/>Cursor' and 'Step Over' to trace thru the program. Look for the </text:p>
      <text:p text:style-name="Standard"><text:s text:c="4"/>point where the loop should stop and determine why it doesn't. </text:p>
      <text:p text:style-name="Standard"><text:s text:c="4"/>Note that you can highlight the condition in the while() </text:p>
      <text:p text:style-name="Standard"><text:s text:c="4"/>statement, then hover your mouse over the highligted text to </text:p>
      <text:p text:style-name="Standard"><text:s text:c="4"/>see what it evaluates to (true or false). <text:s/>Correct the code</text:p>
      <text:p text:style-name="Standard"><text:tab/>so it does stop at 7 loops/iterations.</text:p>
      <text:p text:style-name="Standard"/>
      <text:p text:style-name="Standard"/>
      <text:p text:style-name="Standard">---------------------------------------------------------------------</text:p>
      <text:p text:style-name="Standard"/>
      <text:p text:style-name="P1">PART II ( lab7_2.cpp ):</text:p>
      <text:p text:style-name="Standard"/>
      <text:p text:style-name="Standard">/********************************************************************</text:p>
      <text:p text:style-name="Standard">* File: Chap_7_Debugging.cpp</text:p>
      <text:p text:style-name="Standard">*</text:p>
      <text:p text:style-name="Standard">* General Instructions: Complete each step before proceeding to the </text:p>
      <text:p text:style-name="Standard">* next.</text:p>
      <text:p text:style-name="Standard">*</text:p>
      <text:p text:style-name="Standard">* Debugging Exercise 1</text:p>
      <text:p text:style-name="Standard">*</text:p>
      <text:p text:style-name="Standard">* 1) Insert a breakpoint on the lines indicated in the code. </text:p>
      <text:p text:style-name="Standard">* 2) Run to Breakpoint 1.</text:p>
      <text:p text:style-name="Standard">* 3) When prompted, enter your age.</text:p>
      <text:p text:style-name="Standard">* 4) When the execution stops, add a watch on age and verify that</text:p>
      <text:p text:style-name="Standard">* <text:s text:c="3"/>the value in age is what you typed in.</text:p>
      <text:p text:style-name="Standard">* 5) Step over the if statement.</text:p>
      <text:p text:style-name="Standard">* 6) Why did the value in age change? </text:p>
      <text:p text:style-name="Standard">* 7) Fix the problem and repeat Steps 2  5 to verify the</text:p>
      <text:p text:style-name="Standard">* <text:s text:c="3"/>problem was corrected.</text:p>
      <text:p text:style-name="Standard">* 8) Stop debugging.</text:p>
      <text:p text:style-name="Standard">* </text:p>
      <text:p text:style-name="Standard">* Debugging Exercise 2</text:p>
      <text:p text:style-name="Standard">*</text:p>
      <text:p text:style-name="Standard"><text:soft-page-break/>* 1) Run to Breakpoint 1. </text:p>
      <text:p text:style-name="Standard">* 2) When prompted, enter the value 25 for your age.</text:p>
      <text:p text:style-name="Standard">* 3) Step over the if statement. Execution of the program should</text:p>
      <text:p text:style-name="Standard">* <text:s text:c="3"/>continue on the else if statement.</text:p>
      <text:p text:style-name="Standard">* 4) Verify that 25 is still stored in age.</text:p>
      <text:p text:style-name="Standard">* 5) Step over the else if.</text:p>
      <text:p text:style-name="Standard">* 6) Why is the program going to print "Teenager" for an age of 25?</text:p>
      <text:p text:style-name="Standard">* 7) Fix the problem and repeat Steps 1  5 to verify the</text:p>
      <text:p text:style-name="Standard">* <text:s text:c="3"/>problem was corrected.</text:p>
      <text:p text:style-name="Standard">* 8) Stop debugging.</text:p>
      <text:p text:style-name="Standard">* 9) Remove Breakpoint1.</text:p>
      <text:p text:style-name="Standard">*</text:p>
      <text:p text:style-name="Standard">* Debugging Exercise 3</text:p>
      <text:p text:style-name="Standard">*</text:p>
      <text:p text:style-name="Standard">* 1) Run the program without debugging.</text:p>
      <text:p text:style-name="Standard">* 2) When prompted, enter the value of 10 for your age.</text:p>
      <text:p text:style-name="Standard">* 3) Why does the program print both "Child" and "Adult"?</text:p>
      <text:p text:style-name="Standard">* 4) Re-run the program this time with debugging and run to </text:p>
      <text:p text:style-name="Standard">* <text:s text:c="3"/>Breakpoint 2.</text:p>
      <text:p text:style-name="Standard">* 5) Why is the action with the else executing?</text:p>
      <text:p text:style-name="Standard">* 6) Fix the problem and re-run to verify the problem was corrected.</text:p>
      <text:p text:style-name="Standard">*******************************************************************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文泉驛正黑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文泉驛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5T09:18:01</meta:creation-date>
    <meta:document-statistic meta:table-count="0" meta:image-count="0" meta:object-count="0" meta:page-count="2" meta:paragraph-count="65" meta:word-count="436" meta:character-count="2561"/>
    <dc:date>2012-10-15T09:19:17</dc:date>
    <meta:editing-duration>PT1M17S</meta:editing-duration>
    <meta:editing-cycles>1</meta:editing-cycles>
    <meta:generator>OpenOffice.org/3.4.1$Unix OpenOffice.org_project/341m1$Build-9593</meta:generator>
  </office:meta>
</office:document-meta>
</file>